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: Dark Blue City</text:p>
      <text:p text:style-name="Standard"/>
      <text:p text:style-name="Standard">RGB</text:p>
      <text:p text:style-name="Standard">R36 <text:s/>G195 B244</text:p>
      <text:p text:style-name="Standard">R35 G49 B75</text:p>
      <text:p text:style-name="Standard">R42 <text:s/>G59 <text:s/>B91<text:bookmark text:name="_GoBack"/></text:p>
      <text:p text:style-name="Standard">White</text:p>
      <text:p text:style-name="Standard">Black R3 <text:s/>G3 <text:s/>B3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Denis Kotlar</dc:creator>
    <meta:editing-cycles>4</meta:editing-cycles>
    <meta:creation-date>2024-07-26T15:29:00</meta:creation-date>
    <dc:date>2024-09-11T08:55:51.002237342</dc:date>
    <meta:editing-duration>PT9M4S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7" meta:word-count="20" meta:character-count="84" meta:non-whitespace-character-count="66"/>
    <meta:user-defined meta:name="AppVersion">15.0000</meta:user-defined>
    <meta:template xlink:type="simple" xlink:actuate="onRequest" xlink:title="Normal.dotm" xlink:href=""/>
  </office:meta>
</office:document-meta>
</file>